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8pt" officeooo:rsid="001b054a" officeooo:paragraph-rsid="001b054a" style:font-size-asian="18pt" style:font-size-complex="18pt"/>
    </style:style>
    <style:style style:name="P2" style:family="paragraph" style:parent-style-name="Standard">
      <style:text-properties fo:font-size="21pt" officeooo:rsid="001b6c00" officeooo:paragraph-rsid="001b6c00" style:font-size-asian="21pt" style:font-size-complex="21pt"/>
    </style:style>
    <style:style style:name="P3" style:family="paragraph" style:parent-style-name="Text_20_body">
      <style:text-properties fo:font-size="21pt" officeooo:rsid="001b6c00" officeooo:paragraph-rsid="001b6c00" style:font-size-asian="21pt" style:font-size-complex="21pt"/>
    </style:style>
    <style:style style:name="P4" style:family="paragraph" style:parent-style-name="Text_20_body">
      <style:text-properties fo:font-size="21pt" officeooo:rsid="001cc375" officeooo:paragraph-rsid="001cc375" style:font-size-asian="18.3500003814697pt" style:font-size-complex="21pt"/>
    </style:style>
    <style:style style:name="P5" style:family="paragraph" style:parent-style-name="Text_20_body">
      <style:text-properties fo:font-size="21pt" officeooo:rsid="001e1b06" officeooo:paragraph-rsid="001e1b06" style:font-size-asian="18.3500003814697pt" style:font-size-complex="21pt"/>
    </style:style>
    <style:style style:name="P6"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7" style:family="paragraph" style:parent-style-name="Standard">
      <style:text-properties fo:color="#cccccc" loext:opacity="100%" style:font-name="Droid Sans Mono" fo:font-size="10.5pt" fo:font-weight="normal" officeooo:rsid="001b6c00" officeooo:paragraph-rsid="001b6c00" fo:background-color="#1f1f1f" style:font-size-asian="21pt" style:font-size-complex="21pt"/>
    </style:style>
    <style:style style:name="P8" style:family="paragraph" style:parent-style-name="Standard">
      <style:text-properties fo:color="#cccccc" loext:opacity="100%" style:font-name="Droid Sans Mono" fo:font-size="10.5pt" fo:font-weight="normal" officeooo:rsid="001cc375" officeooo:paragraph-rsid="001cc375" fo:background-color="#1f1f1f" style:font-size-asian="18.3500003814697pt" style:font-size-complex="21pt"/>
    </style:style>
    <style:style style:name="P9" style:family="paragraph" style:parent-style-name="Text_20_body" style:list-style-name="L1"/>
    <style:style style:name="P10" style:family="paragraph" style:parent-style-name="Text_20_body">
      <style:text-properties fo:font-size="21pt" officeooo:rsid="001e1b06" officeooo:paragraph-rsid="001e1b06" style:font-size-asian="18.3500003814697pt" style:font-size-complex="21pt"/>
    </style:style>
    <style:style style:name="P11" style:family="paragraph" style:parent-style-name="Text_20_body">
      <style:text-properties fo:font-size="21pt" officeooo:rsid="001f3843" officeooo:paragraph-rsid="001f3843" style:font-size-asian="18.3500003814697pt" style:font-size-complex="21pt"/>
    </style:style>
    <style:style style:name="T1" style:family="text">
      <style:text-properties fo:color="#569cd6" loext:opacity="100%"/>
    </style:style>
    <style:style style:name="T2" style:family="text">
      <style:text-properties fo:color="#9cdcfe" loext:opacity="100%"/>
    </style:style>
    <style:style style:name="T3" style:family="text">
      <style:text-properties fo:color="#d4d4d4" loext:opacity="100%"/>
    </style:style>
    <style:style style:name="T4" style:family="text">
      <style:text-properties fo:color="#4ec9b0" loext:opacity="100%"/>
    </style:style>
    <style:style style:name="T5" style:family="text">
      <style:text-properties fo:color="#dcdcaa" loext:opacity="100%"/>
    </style:style>
    <style:style style:name="T6" style:family="text">
      <style:text-properties fo:color="#ce9178" loext:opacity="100%"/>
    </style:style>
    <style:style style:name="T7" style:family="text">
      <style:text-properties fo:color="#c586c0" loext:opacity="100%"/>
    </style:style>
    <style:style style:name="T8" style:family="text">
      <style:text-properties officeooo:rsid="001cc375"/>
    </style:style>
    <style:style style:name="T9" style:family="text">
      <style:text-properties officeooo:rsid="001f3843"/>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cp is a transport layer protocol describing how data is transferred from one layer to another <text:line-break/>HTTP is a application level protocol describing how data is structured</text:p>
      <text:p text:style-name="P1">lets say a client requesting a web page from a server HTTP is gonna describe the structure of the data the client is sending to the server and the server is sending is sending back to the client so both know how to interpret the data and TCP is gonna describe how to actually send that data from the client to the server or vice versa </text:p>
      <text:p text:style-name="P2">First thing we gonna do is listen to Tcp request </text:p>
      <text:p text:style-name="P2">To do that we bring tcp listener struct into scope </text:p>
      <text:p text:style-name="P2"/>
      <text:p text:style-name="P7"><text:span text:style-name="T1">let</text:span> <text:span text:style-name="T2">listener</text:span><text:span text:style-name="T3">=</text:span><text:span text:style-name="T4">TcpListener</text:span><text:span text:style-name="T3">::</text:span><text:span text:style-name="T5">bind</text:span>(<text:span text:style-name="T6">"127.0.0.1:7878"</text:span>)<text:span text:style-name="T3">.</text:span><text:span text:style-name="T5">unwrap</text:span>();</text:p>
      <text:p text:style-name="P6"><text:span text:style-name="T7">for</text:span> <text:span text:style-name="T2">stream</text:span> <text:span text:style-name="T7">in</text:span> <text:span text:style-name="T2">listener</text:span><text:span text:style-name="T3">.</text:span><text:span text:style-name="T5">incoming</text:span>(){</text:p>
      <text:p text:style-name="P6"><text:span text:style-name="T1">let</text:span> <text:span text:style-name="T2">stream</text:span><text:span text:style-name="T3">=</text:span><text:span text:style-name="T2">stream</text:span><text:span text:style-name="T3">.</text:span><text:span text:style-name="T5">unwrap</text:span>();</text:p>
      <text:p text:style-name="P6"><text:span text:style-name="T1">println!</text:span>(<text:span text:style-name="T6">"Connection Established"</text:span>);</text:p>
      <text:p text:style-name="P2"><text:span text:style-name="Source_20_Text">listener.incoming()</text:span> is an <text:span text:style-name="Strong_20_Emphasis">iterator</text:span> that yields each incoming TCP connection as it happens. This is where the loop comes in. Every time a new client connects, the loop executes another iteration.</text:p>
      <text:p text:style-name="P2">Even though the program is listening on a single port, <text:span text:style-name="Strong_20_Emphasis">multiple clients can connect to the same port</text:span>. TCP uses both the client's IP address and port, in combination with the server's IP and port, to distinguish connections. This means you can have multiple concurrent connections, all going through the same port <text:span text:style-name="Source_20_Text">7878</text:span>.</text:p>
      <text:p text:style-name="P2"/>
      <text:p text:style-name="P2"/>
      <text:p text:style-name="P3">The loop is necessary because <text:span text:style-name="Source_20_Text">listener.incoming()</text:span> will block and wait for new connections. Once a new client connects, it hands off the <text:soft-page-break/>connection (<text:span text:style-name="Source_20_Text">stream</text:span>), and the loop iterates again, waiting for another client to connect.</text:p>
      <text:list text:style-name="L1">
        <text:list-item>
          <text:p text:style-name="P9">Without this loop, the server would accept only <text:span text:style-name="Strong_20_Emphasis">one connection</text:span> and then stop. The loop allows the server to continuously accept new connections, even after handling o<text:span text:style-name="T8">ne. <text:s text:c="4"/></text:span></text:p>
        </text:list-item>
      </text:list>
      <text:p text:style-name="Text_20_body"/>
      <text:p text:style-name="P4">Now we will implement reading the data from tcpstream </text:p>
      <text:p text:style-name="P8"><text:span text:style-name="T1">use</text:span> <text:span text:style-name="T4">std</text:span><text:span text:style-name="T3">::</text:span><text:span text:style-name="T4">net</text:span><text:span text:style-name="T3">::</text:span><text:span text:style-name="T4">TcpStream</text:span>;</text:p>
      <text:p text:style-name="P4">bringing tcp stream into scope </text:p>
      <text:p text:style-name="P5">made handle_connection() function which takes mutable stream</text:p>
      <text:p text:style-name="P5">and will now call handle_connection() function from the </text:p>
      <text:p text:style-name="P5">handle connection function will <text:span text:style-name="T9">read data from tcp stream and print It out </text:span></text:p>
      <text:p text:style-name="P11">creating a buffer that will hold our data that is read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21:53:26.026896569</meta:creation-date>
    <dc:date>2024-10-06T04:28:24.442021745</dc:date>
    <meta:editing-duration>PT21H1M25S</meta:editing-duration>
    <meta:editing-cycles>3</meta:editing-cycles>
    <meta:generator>LibreOffice/24.2.6.2$Linux_X86_64 LibreOffice_project/8e9a753d9daaea75c34b417ba1bdf556bf2fc5b3</meta:generator>
    <meta:document-statistic meta:table-count="0" meta:image-count="0" meta:object-count="0" meta:page-count="2" meta:paragraph-count="19" meta:word-count="325" meta:character-count="2021" meta:non-whitespace-character-count="1702"/>
  </office:meta>
</office:document-meta>
</file>